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2F9A2B3442.png"/>
  <manifest:file-entry manifest:media-type="image/png" manifest:full-path="Pictures/10000000000002220000025AF865DDF3.png"/>
  <manifest:file-entry manifest:media-type="image/png" manifest:full-path="Pictures/10000000000002AF000001B5EB6FDC7F.png"/>
  <manifest:file-entry manifest:media-type="image/png" manifest:full-path="Pictures/10000000000000A50000009EA203FCF7.png"/>
  <manifest:file-entry manifest:media-type="image/png" manifest:full-path="Pictures/1000000000000188000000DC6C3F14D9.png"/>
  <manifest:file-entry manifest:media-type="image/png" manifest:full-path="Pictures/10000000000001CA000000DC285C4BCA.png"/>
  <manifest:file-entry manifest:media-type="image/png" manifest:full-path="Pictures/10000000000001C700000133C0F38AB0.png"/>
  <manifest:file-entry manifest:media-type="image/png" manifest:full-path="Pictures/10000000000001B00000009D465CCFD2.png"/>
  <manifest:file-entry manifest:media-type="image/png" manifest:full-path="Pictures/1000000000000188000000DCA68E9075.png"/>
  <manifest:file-entry manifest:media-type="image/png" manifest:full-path="Pictures/1000000000000088000000AC8FA5F156.png"/>
  <manifest:file-entry manifest:media-type="image/png" manifest:full-path="Pictures/10000000000000C8000000B9A497EC16.png"/>
  <manifest:file-entry manifest:media-type="image/png" manifest:full-path="Pictures/10000000000002D20000014A4FA049CF.png"/>
  <manifest:file-entry manifest:media-type="image/png" manifest:full-path="Pictures/100000000000002800000029D0F9CB91.png"/>
  <manifest:file-entry manifest:media-type="image/png" manifest:full-path="Pictures/100000000000010B00000093EEE75532.png"/>
  <manifest:file-entry manifest:media-type="image/png" manifest:full-path="Pictures/100000000000007900000087AFBD2293.png"/>
  <manifest:file-entry manifest:media-type="image/png" manifest:full-path="Pictures/100000000000019300000140EC4E3C5B.png"/>
  <manifest:file-entry manifest:media-type="image/png" manifest:full-path="Pictures/1000000000000078000000BC7EDC6A47.png"/>
  <manifest:file-entry manifest:media-type="image/png" manifest:full-path="Pictures/1000000000000193000000497EFDB05F.png"/>
  <manifest:file-entry manifest:media-type="image/png" manifest:full-path="Pictures/100000000000002C00000024604B2D84.png"/>
  <manifest:file-entry manifest:media-type="image/png" manifest:full-path="Pictures/100000000000023A000002E5E58AEE3C.png"/>
  <manifest:file-entry manifest:media-type="image/png" manifest:full-path="Pictures/100000000000010C00000096A6BD34F9.png"/>
  <manifest:file-entry manifest:media-type="image/png" manifest:full-path="Pictures/100000000000025F000000F822DA1D6C.png"/>
  <manifest:file-entry manifest:media-type="image/png" manifest:full-path="Pictures/1000000000000144000000F8FFA5D752.png"/>
  <manifest:file-entry manifest:media-type="image/png" manifest:full-path="Pictures/1000000000000188000000DC568FA2BE.png"/>
  <manifest:file-entry manifest:media-type="image/png" manifest:full-path="Pictures/10000000000001320000009550DA74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ans-serif"/>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Consolas"/>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Standard">
      <style:paragraph-properties fo:text-align="end" style:justify-single-word="false"/>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text-properties style:font-name="Calibri"/>
    </style:style>
    <style:style style:name="P12" style:family="paragraph" style:parent-style-name="Standard">
      <style:paragraph-properties fo:margin-left="0.016cm" fo:margin-right="0.016cm" fo:text-align="justify" style:justify-single-word="false" fo:text-indent="0cm" style:auto-text-indent="false"/>
    </style:style>
    <style:style style:name="P13" style:family="paragraph" style:parent-style-name="Text_20_body">
      <style:paragraph-properties fo:text-align="justify" style:justify-single-word="false"/>
      <style:text-properties fo:font-weight="normal" style:font-weight-asian="normal" style:font-weight-complex="normal"/>
    </style:style>
    <style:style style:name="P14"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center" style:justify-single-word="false"/>
      <style:text-properties fo:font-size="8pt" fo:font-weight="normal" style:font-size-asian="8pt" style:font-weight-asian="normal" style:font-size-complex="8pt" style:font-weight-complex="normal"/>
    </style:style>
    <style:style style:name="P17" style:family="paragraph" style:parent-style-name="Text_20_body">
      <style:paragraph-properties fo:text-align="center" style:justify-single-word="false"/>
      <style:text-properties fo:color="#0066cc" fo:font-size="32pt" style:font-size-asian="32pt" style:font-size-complex="32pt"/>
    </style:style>
    <style:style style:name="P18" style:family="paragraph" style:parent-style-name="Contents_20_2">
      <style:paragraph-properties>
        <style:tab-stops>
          <style:tab-stop style:position="19.861cm" style:type="right" style:leader-style="dotted" style:leader-text="."/>
        </style:tab-stops>
      </style:paragraph-properties>
    </style:style>
    <style:style style:name="P19" style:family="paragraph" style:parent-style-name="Contents_20_Heading">
      <style:paragraph-properties fo:break-before="page"/>
    </style:style>
    <style:style style:name="P20" style:family="paragraph" style:parent-style-name="Contents_20_3">
      <style:paragraph-properties>
        <style:tab-stops>
          <style:tab-stop style:position="19.861cm" style:type="right" style:leader-style="dotted" style:leader-text="."/>
        </style:tab-stops>
      </style:paragraph-properties>
    </style:style>
    <style:style style:name="P21" style:family="paragraph" style:parent-style-name="Contents_20_1">
      <style:paragraph-properties>
        <style:tab-stops>
          <style:tab-stop style:position="19.861cm" style:type="right" style:leader-style="dotted" style:leader-text="."/>
        </style:tab-stops>
      </style:paragraph-properties>
    </style:style>
    <style:style style:name="P22" style:family="paragraph" style:parent-style-name="Heading_20_1">
      <style:text-properties fo:font-weight="bold" style:font-weight-asian="bold" style:font-weight-complex="bold"/>
    </style:style>
    <style:style style:name="P23" style:family="paragraph" style:parent-style-name="Heading_20_1">
      <style:paragraph-properties fo:break-before="page"/>
      <style:text-properties fo:font-weight="bold" style:font-weight-asian="bold" style:font-weight-complex="bold"/>
    </style:style>
    <style:style style:name="P24" style:family="paragraph" style:parent-style-name="Heading_20_2">
      <style:paragraph-properties fo:text-align="center" style:justify-single-word="false"/>
      <style:text-properties fo:font-size="24pt" fo:font-weight="bold" style:font-size-asian="24pt" style:font-weight-asian="bold" style:font-size-complex="24pt" style:font-weight-complex="bold"/>
    </style:style>
    <style:style style:name="P25" style:family="paragraph" style:parent-style-name="Heading_20_2">
      <style:text-properties fo:font-weight="bold" style:font-weight-asian="bold" style:font-weight-complex="bold"/>
    </style:style>
    <style:style style:name="P26" style:family="paragraph" style:parent-style-name="Heading_20_2">
      <style:text-properties fo:font-size="14pt" fo:font-weight="bold" style:font-size-asian="14pt" style:font-weight-asian="bold" style:font-size-complex="14pt" style:font-weight-complex="bold"/>
    </style:style>
    <style:style style:name="P27" style:family="paragraph" style:parent-style-name="Heading_20_2" style:master-page-name="Standard">
      <style:paragraph-properties fo:text-align="center" style:justify-single-word="false" style:page-number="auto"/>
      <style:text-properties fo:font-size="24pt" fo:font-weight="bold" style:font-size-asian="24pt" style:font-weight-asian="bold" style:font-size-complex="24pt" style:font-weight-complex="bold"/>
    </style:style>
    <style:style style:name="P28" style:family="paragraph" style:parent-style-name="Heading_20_3">
      <style:text-properties style:font-name="Calibri Light1" fo:font-size="13pt" fo:font-style="italic" fo:font-weight="normal" style:font-size-asian="13pt" style:font-style-asian="italic" style:font-weight-asian="normal" style:font-size-complex="13pt" style:font-style-complex="italic" style:font-weight-complex="normal"/>
    </style:style>
    <style:style style:name="P29" style:family="paragraph" style:parent-style-name="Heading_20_3">
      <style:text-properties style:font-name="Calibri Light1" fo:font-style="italic" fo:font-weight="normal" style:font-style-asian="italic" style:font-weight-asian="normal" style:font-style-complex="italic" style:font-weight-complex="normal"/>
    </style:style>
    <style:style style:name="P30" style:family="paragraph" style:parent-style-name="Heading_20_3">
      <style:paragraph-properties fo:text-align="justify" style:justify-single-word="false"/>
      <style:text-properties style:font-name="Calibri Light1" fo:font-style="italic" fo:font-weight="normal" style:font-style-asian="italic" style:font-weight-asian="normal" style:font-style-complex="italic" style:font-weight-complex="normal"/>
    </style:style>
    <style:style style:name="P31" style:family="paragraph" style:parent-style-name="Heading_20_3">
      <style:paragraph-properties fo:break-before="pag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name="Segoe UI Emoji" style:font-name-asian="Segoe UI Emoji1" style:font-name-complex="Segoe UI Emoji1"/>
    </style:style>
    <style:style style:name="T7" style:family="text">
      <style:text-properties fo:color="#00b0f0"/>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font-name="Calibri Light1" fo:font-size="13pt" fo:font-style="italic" fo:font-weight="normal" style:font-size-asian="13pt" style:font-style-asian="italic" style:font-weight-asian="normal" style:font-size-complex="13pt" style:font-style-complex="italic" style:font-weight-complex="normal"/>
    </style:style>
    <style:style style:name="T12" style:family="text">
      <style:text-properties style:font-name="Calibri Light1" fo:font-size="13pt" fo:font-weight="bold" style:font-size-asian="13pt" style:font-weight-asian="bold" style:font-size-complex="13pt" style:font-weight-complex="bold"/>
    </style:style>
    <style:style style:name="T13" style:family="text">
      <style:text-properties style:font-name="Calibri1" fo:font-size="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835835763904219514" text:style-name="Outline">
        <text:list-item>
          <text:list>
            <text:list-item>
              <text:h text:style-name="P27" text:outline-level="2"/>
            </text:list-item>
            <text:list-item>
              <text:h text:style-name="P24" text:outline-level="2"><draw:frame draw:style-name="fr1" draw:name="graphics5" text:anchor-type="paragraph" svg:width="7.394cm" svg:height="3.362cm" draw:z-index="15"><draw:image xlink:href="Pictures/10000000000001320000009550DA74E9.png" xlink:type="simple" xlink:show="embed" xlink:actuate="onLoad"/></draw:frame></text:h>
            </text:list-item>
            <text:list-item>
              <text:h text:style-name="P24" text:outline-level="2"><draw:frame draw:style-name="fr1" draw:name="graphics6" text:anchor-type="paragraph" svg:width="3.771cm" svg:height="3.306cm" draw:z-index="16"><draw:image xlink:href="Pictures/10000000000000C8000000B9A497EC16.png" xlink:type="simple" xlink:show="embed" xlink:actuate="onLoad"/></draw:frame></text:h>
            </text:list-item>
            <text:list-item>
              <text:h text:style-name="P24" text:outline-level="2"/>
            </text:list-item>
          </text:list>
        </text:list-item>
      </text:list>
      <text:p text:style-name="P17">Gipter UI description</text:p>
      <text:p text:style-name="P14"><text:tab/><text:tab/><text:tab/><text:tab/><text:tab/><text:tab/>version: 3.6.11</text:p>
      <text:p text:style-name="P14"><text:tab/><text:tab/><text:tab/><text:tab/><text:tab/><text:tab/>author: Paweł Gawędzki</text:p>
      <text:p text:style-name="P14"/>
      <text:p text:style-name="P14"/>
      <text:p text:style-name="P14"/>
      <text:p text:style-name="P14"/>
      <text:p text:style-name="P14"/>
      <text:p text:style-name="P14"/>
      <text:p text:style-name="P14"/>
      <text:p text:style-name="P14"/>
      <text:p text:style-name="P14"/>
      <text:p text:style-name="P16"><draw:frame draw:style-name="fr2" draw:name="graphics7" text:anchor-type="paragraph" svg:width="3.598cm" svg:height="4.551cm" draw:z-index="17"><draw:image xlink:href="Pictures/1000000000000088000000AC8FA5F156.png" xlink:type="simple" xlink:show="embed" xlink:actuate="onLoad"/></draw:frame>Don't you worry! <text:line-break/>My minions will take care of your copyright item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text/>
            <text:index-entry-tab-stop style:type="right" style:leader-char="."/>
            <text:index-entry-link-end/>
          </text:table-of-content-entry-template>
          <text:table-of-content-entry-template text:outline-level="2" text:style-name="Contents_20_2">
            <text:index-entry-link-start text:style-name="Internet_20_link"/>
            <text:index-entry-text/>
            <text:index-entry-tab-stop style:type="right" style:leader-char="."/>
            <text:index-entry-link-end/>
          </text:table-of-content-entry-template>
          <text:table-of-content-entry-template text:outline-level="3" text:style-name="Contents_20_3">
            <text:index-entry-link-start text:style-name="Internet_20_link"/>
            <text:index-entry-text/>
            <text:index-entry-tab-stop style:type="right" style:leader-cha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9">Table of Contents</text:p>
          </text:index-title>
          <text:p text:style-name="P21"><text:a xlink:type="simple" xlink:href="#__RefHeading__644_1883922" text:style-name="Internet_20_link" text:visited-style-name="Internet_20_link">Important<text:tab/></text:a></text:p>
          <text:p text:style-name="P21"><text:a xlink:type="simple" xlink:href="#__RefHeading__646_1883922" text:style-name="Internet_20_link" text:visited-style-name="Internet_20_link">Requirements<text:tab/></text:a></text:p>
          <text:p text:style-name="P21"><text:a xlink:type="simple" xlink:href="#__RefHeading__648_1883922" text:style-name="Internet_20_link" text:visited-style-name="Internet_20_link">Launching in UI mode<text:tab/></text:a></text:p>
          <text:p text:style-name="P21"><text:a xlink:type="simple" xlink:href="#__RefHeading__650_1883922" text:style-name="Internet_20_link" text:visited-style-name="Internet_20_link">Launching in command line (CLI) mode<text:tab/></text:a></text:p>
          <text:p text:style-name="P21"><text:a xlink:type="simple" xlink:href="#__RefHeading__610_753214735" text:style-name="Internet_20_link" text:visited-style-name="Internet_20_link">Wizard<text:tab/></text:a></text:p>
          <text:p text:style-name="P21"><text:a xlink:type="simple" xlink:href="#__RefHeading__652_1883922" text:style-name="Internet_20_link" text:visited-style-name="Internet_20_link">Description of main window<text:tab/></text:a></text:p>
          <text:p text:style-name="P21"><text:a xlink:type="simple" xlink:href="#__RefHeading__654_1883922" text:style-name="Internet_20_link" text:visited-style-name="Internet_20_link">Menu<text:tab/></text:a></text:p>
          <text:p text:style-name="P18"><text:a xlink:type="simple" xlink:href="#__RefHeading__656_1883922" text:style-name="Internet_20_link" text:visited-style-name="Internet_20_link">Settings<text:tab/></text:a></text:p>
          <text:p text:style-name="P20"><text:a xlink:type="simple" xlink:href="#__RefHeading__660_1883922" text:style-name="Internet_20_link" text:visited-style-name="Internet_20_link">Settings → Toolkit <text:tab/></text:a></text:p>
          <text:p text:style-name="P20"><text:a xlink:type="simple" xlink:href="#__RefHeading__662_1883922" text:style-name="Internet_20_link" text:visited-style-name="Internet_20_link">Settings → Item name <text:tab/></text:a></text:p>
          <text:p text:style-name="P18"><text:a xlink:type="simple" xlink:href="#__RefHeading__664_1883922" text:style-name="Internet_20_link" text:visited-style-name="Internet_20_link">Help<text:tab/></text:a></text:p>
          <text:p text:style-name="P20"><text:a xlink:type="simple" xlink:href="#__RefHeading__666_1883922" text:style-name="Internet_20_link" text:visited-style-name="Internet_20_link">Read me<text:tab/></text:a></text:p>
          <text:p text:style-name="P20"><text:a xlink:type="simple" xlink:href="#__RefHeading__668_1883922" text:style-name="Internet_20_link" text:visited-style-name="Internet_20_link">UI description<text:tab/></text:a></text:p>
          <text:p text:style-name="P20"><text:a xlink:type="simple" xlink:href="#__RefHeading__670_1883922" text:style-name="Internet_20_link" text:visited-style-name="Internet_20_link">Upgrade <text:tab/></text:a></text:p>
          <text:p text:style-name="P20"><text:a xlink:type="simple" xlink:href="#__RefHeading__550_753214735" text:style-name="Internet_20_link" text:visited-style-name="Internet_20_link">Launch wizard<text:tab/></text:a></text:p>
          <text:p text:style-name="P18"><text:a xlink:type="simple" xlink:href="#__RefHeading__552_753214735" text:style-name="Internet_20_link" text:visited-style-name="Internet_20_link">Checkbox on main window<text:tab/></text:a></text:p>
          <text:p text:style-name="P21"><text:a xlink:type="simple" xlink:href="#__RefHeading__674_1883922" text:style-name="Internet_20_link" text:visited-style-name="Internet_20_link">Buttons on main window<text:tab/></text:a></text:p>
          <text:p text:style-name="P21"><text:a xlink:type="simple" xlink:href="#__RefHeading__676_1883922" text:style-name="Internet_20_link" text:visited-style-name="Internet_20_link">Tray description<text:tab/></text:a></text:p>
          <text:p text:style-name="P21"><text:a xlink:type="simple" xlink:href="#__RefHeading__678_1883922" text:style-name="Internet_20_link" text:visited-style-name="Internet_20_link">Custom item name<text:tab/></text:a></text:p>
          <text:p text:style-name="P21"><text:a xlink:type="simple" xlink:href="#__RefHeading__680_1883922" text:style-name="Internet_20_link" text:visited-style-name="Internet_20_link">Session cache<text:tab/></text:a></text:p>
        </text:index-body>
      </text:table-of-content>
      <text:list xml:id="list21282190" text:continue-numbering="true" text:style-name="Outline">
        <text:list-item>
          <text:list>
            <text:list-item>
              <text:h text:style-name="P25" text:outline-level="2"/>
            </text:list-item>
          </text:list>
        </text:list-item>
        <text:list-item>
          <text:h text:style-name="P23" text:outline-level="1"><text:bookmark-start text:name="__RefHeading__644_1883922"/>Important<text:bookmark-end text:name="__RefHeading__644_1883922"/></text:h>
        </text:list-item>
      </text:list>
      <text:p text:style-name="P2">This is no an instruction how to set up the Gipter!!! It is a description of UI. Instruction can be found on the <text:a xlink:type="simple" xlink:href="https://github.com/PreCyz/GitDiffGenerator" text:style-name="Internet_20_link" text:visited-style-name="Visited_20_Internet_20_Link">github</text:a>. </text:p>
      <text:list xml:id="list21262553" text:continue-numbering="true" text:style-name="Outline">
        <text:list-item>
          <text:h text:style-name="P22" text:outline-level="1"><text:bookmark-start text:name="__RefHeading__646_1883922"/>Requirements<text:bookmark-end text:name="__RefHeading__646_1883922"/></text:h>
        </text:list-item>
      </text:list>
      <text:p text:style-name="P2">You need Java 8 installed on your computer. You can download it <text:a xlink:type="simple" xlink:href="https://www.oracle.com/technetwork/java/javase/downloads/jdk8-downloads-2133151.html" text:style-name="Internet_20_link" text:visited-style-name="Visited_20_Internet_20_Link">here</text:a>.</text:p>
      <text:list xml:id="list21259880" text:continue-numbering="true" text:style-name="Outline">
        <text:list-item>
          <text:h text:style-name="P22" text:outline-level="1"><text:bookmark-start text:name="__RefHeading__648_1883922"/>Launching in UI mode<text:bookmark-end text:name="__RefHeading__648_1883922"/></text:h>
        </text:list-item>
      </text:list>
      <text:p text:style-name="P2">UI mode is set as default. Just double click on the Gipter.jar and that’s it. If you have any problems then use the right click option and pick ‘<text:span text:style-name="T2">Open with</text:span>’ then choose ‘<text:span text:style-name="T2">Java(TM) Platform SE binary</text:span>’.</text:p>
      <text:list xml:id="list21270431" text:continue-numbering="true" text:style-name="Outline">
        <text:list-item>
          <text:h text:style-name="P22" text:outline-level="1"><text:bookmark-start text:name="__RefHeading__650_1883922"/>Launching in command line (CLI) mode<text:bookmark-end text:name="__RefHeading__650_1883922"/></text:h>
        </text:list-item>
      </text:list>
      <text:p text:style-name="P2">Open PowerShell, go to Gipter home and the use this command:</text:p>
      <text:p text:style-name="P3">java -jar Gipter.jar useUI=N</text:p>
      <text:p text:style-name="P11">or create a file with extension *.cmd and copy paste the above instruction to it. Place the file in the Gipter home directory and double-click it. You will launch the command window in which Gipter will be executed.</text:p>
      <text:list xml:id="list21269965" text:continue-numbering="true" text:style-name="Outline">
        <text:list-item>
          <text:h text:style-name="P22" text:outline-level="1"><text:bookmark-start text:name="__RefHeading__610_753214735"/>Wizard<text:bookmark-end text:name="__RefHeading__610_753214735"/></text:h>
        </text:list-item>
      </text:list>
      <text:p text:style-name="P2">If you executing the application for the first time you will find short wizard that will help you got through the basic configuration. Depend on which options you pick the number of screens could be varies. Here you can see all the screens you can encounter in order:</text:p>
      <text:p text:style-name="P5">Welcome screen –<text:span text:style-name="T8"> with the surprise that you need to discover by your self ;)</text:span></text:p>
      <text:p text:style-name="P5"><draw:frame draw:style-name="fr3" draw:name="grafika4" text:anchor-type="paragraph" svg:width="10.663cm" svg:height="8.467cm" draw:z-index="20"><draw:image xlink:href="Pictures/100000000000019300000140EC4E3C5B.png" xlink:type="simple" xlink:show="embed" xlink:actuate="onLoad"/></draw:frame></text:p>
      <text:p text:style-name="P5">Configuration details screen – <text:span text:style-name="T8">this is screen number 2 whre you need to enter configuration name and upload type. If you do not enter the name then default value for it will be set. Default value is </text:span><text:span text:style-name="T3">'wizard-config'.</text:span></text:p>
      <text:p text:style-name="P5"><draw:frame draw:style-name="fr3" draw:name="grafika8" text:anchor-type="paragraph" svg:width="10.372cm" svg:height="5.821cm" draw:z-index="21"><draw:image xlink:href="Pictures/1000000000000188000000DC568FA2BE.png" xlink:type="simple" xlink:show="embed" xlink:actuate="onLoad"/></draw:frame></text:p>
      <text:p text:style-name="P4"><text:soft-page-break/>Toolkit credentials screen – <text:span text:style-name="T8">screen number 3 where you need to enter you credentials to Toolkit. Just remember it is NCDMZ domain login and password.</text:span></text:p>
      <text:p text:style-name="P4"><draw:frame draw:style-name="fr4" draw:name="grafika11" text:anchor-type="paragraph" svg:x="3.872cm" svg:y="0cm" svg:width="12.118cm" svg:height="5.821cm" draw:z-index="22"><draw:image xlink:href="Pictures/10000000000001CA000000DC285C4BCA.png" xlink:type="simple" xlink:show="embed" xlink:actuate="onLoad"/></draw:frame>Author screen – <text:span text:style-name="T8">screen number 4 where you need to enter author of the item. In simple words if you are using git repository then author is git </text:span><text:span text:style-name="T3">user.name</text:span><text:span text:style-name="T8"> from git config and committer email is </text:span><text:span text:style-name="T3">user.email</text:span><text:span text:style-name="T8"> from git config.</text:span></text:p>
      <text:p text:style-name="P4"><draw:frame draw:style-name="fr3" draw:name="grafika18" text:anchor-type="paragraph" svg:width="10.372cm" svg:height="5.821cm" draw:z-index="23"><draw:image xlink:href="Pictures/1000000000000188000000DC6C3F14D9.png" xlink:type="simple" xlink:show="embed" xlink:actuate="onLoad"/></draw:frame>Path details screen – <text:span text:style-name="T8">screen number 5 where you need to choose project, from which you will generate you copyright item and choose the location where generate copyright item will be stored on your computer.</text:span></text:p>
      <text:p text:style-name="P6"><draw:frame draw:style-name="fr3" draw:name="grafika19" text:anchor-type="paragraph" svg:width="9.62cm" svg:height="4.891cm" draw:z-index="24"><draw:image xlink:href="Pictures/1000000000000188000000DCA68E9075.png" xlink:type="simple" xlink:show="embed" xlink:actuate="onLoad"/></draw:frame></text:p>
      <text:p text:style-name="P6"><text:soft-page-break/>The last screen is final where you will find nothing more but Finish button. </text:p>
      <text:p text:style-name="P4"><text:span text:style-name="T8">As I mentioned at the beginning of this paragraph the wizard is launched by default when you execute the application for the first time, but also the wizard can be launched from </text:span><text:span text:style-name="T3">Help</text:span><text:span text:style-name="T10"> menu manually. You will find the description of that further in this instruction.</text:span></text:p>
      <text:list xml:id="list21274503" text:continue-numbering="true" text:style-name="Outline">
        <text:list-item>
          <text:h text:style-name="P22" text:outline-level="1"><text:bookmark-start text:name="__RefHeading__652_1883922"/>Description of main window<text:bookmark-end text:name="__RefHeading__652_1883922"/></text:h>
        </text:list-item>
      </text:list>
      <text:p text:style-name="P2">All parameters are described <text:a xlink:type="simple" xlink:href="#params-description" text:style-name="Internet_20_link" text:visited-style-name="Visited_20_Internet_20_Link">here</text:a>.</text:p>
      <text:p text:style-name="P2"><draw:frame draw:style-name="fr3" draw:name="grafika6" text:anchor-type="paragraph" svg:width="15.081cm" svg:height="19.606cm" draw:z-index="25"><draw:image xlink:href="Pictures/100000000000023A000002E5E58AEE3C.png" xlink:type="simple" xlink:show="embed" xlink:actuate="onLoad"/></draw:frame><text:bookmark text:name="_GoBack"/></text:p>
      <text:p text:style-name="P2">This is the reflection of all parameters that are defined in the Gipter application. You should know how to set them. What’s important here is toolkit credentials. Use NCDMZ credentials. Once you enter the credentials you can verify them by pressing the link <text:span text:style-name="T5">Verify your credentials</text:span><text:span text:style-name="T8">.</text:span></text:p>
      <text:list xml:id="list21272773" text:continue-numbering="true" text:style-name="Outline">
        <text:list-item>
          <text:h text:style-name="P22" text:outline-level="1"><text:bookmark-start text:name="__RefHeading__654_1883922"/><text:soft-page-break/>Menu<text:bookmark-end text:name="__RefHeading__654_1883922"/></text:h>
        </text:list-item>
      </text:list>
      <text:p text:style-name="P2">On main window you have the access to menu. There are two different menus: Settings and Help. </text:p>
      <text:list xml:id="list21260661" text:continue-numbering="true" text:style-name="Outline">
        <text:list-item>
          <text:list>
            <text:list-item>
              <text:h text:style-name="P25" text:outline-level="2"><text:bookmark-start text:name="__RefHeading__656_1883922"/>Settings<text:bookmark-end text:name="__RefHeading__656_1883922"/></text:h>
            </text:list-item>
          </text:list>
        </text:list-item>
      </text:list>
      <text:p text:style-name="Text_20_body">Under 'Settings' you have three different type of menu items: </text:p>
      <text:p text:style-name="P2"><draw:frame draw:style-name="fr2" draw:name="graphics1" text:anchor-type="paragraph" svg:width="3.201cm" svg:height="3.572cm" draw:z-index="11"><draw:image xlink:href="Pictures/100000000000007900000087AFBD2293.png" xlink:type="simple" xlink:show="embed" xlink:actuate="onLoad"/></draw:frame> <text:span text:style-name="T11">Settings → Application</text:span><text:span text:style-name="T12"> </text:span></text:p>
      <text:p text:style-name="Text_20_body"><text:span text:style-name="T8">displays window where you can change the behaviour</text:span> of the application:</text:p>
      <text:p text:style-name="P7"><draw:frame draw:style-name="fr2" draw:name="grafika9" text:anchor-type="paragraph" svg:width="11.43cm" svg:height="4.154cm" draw:z-index="2"><draw:image xlink:href="Pictures/10000000000001B00000009D465CCFD2.png" xlink:type="simple" xlink:show="embed" xlink:actuate="onLoad"/></draw:frame>You can manipulate these settings as you want.</text:p>
      <text:list xml:id="list21277905" text:continue-numbering="true" text:style-name="Outline">
        <text:list-item>
          <text:list>
            <text:list-item>
              <text:list>
                <text:list-item>
                  <text:h text:style-name="Heading_20_3" text:outline-level="3"><text:bookmark-start text:name="__RefHeading__660_1883922"/><text:span text:style-name="T11">Settings → Toolkit</text:span> <text:bookmark-end text:name="__RefHeading__660_1883922"/></text:h>
                </text:list-item>
              </text:list>
            </text:list-item>
          </text:list>
        </text:list-item>
      </text:list>
      <text:p text:style-name="P7">displays window with toolkit settings. At this window you can not set anything. What you can do here is you can go to your copyright items in toolkit. To do so just press blue link.</text:p>
      <text:p text:style-name="P5"><draw:frame draw:style-name="fr2" draw:name="grafika10" text:anchor-type="paragraph" svg:width="16.06cm" svg:height="6.562cm" draw:z-index="3"><draw:image xlink:href="Pictures/100000000000025F000000F822DA1D6C.png" xlink:type="simple" xlink:show="embed" xlink:actuate="onLoad"/></draw:frame></text:p>
      <text:list xml:id="list21283645" text:continue-numbering="true" text:style-name="Outline">
        <text:list-item>
          <text:list>
            <text:list-item>
              <text:list>
                <text:list-item>
                  <text:h text:style-name="P31" text:outline-level="3"><text:bookmark-start text:name="__RefHeading__662_1883922"/><text:span text:style-name="T11">Settings → Item name</text:span> <text:bookmark-end text:name="__RefHeading__662_1883922"/></text:h>
                </text:list-item>
              </text:list>
            </text:list-item>
          </text:list>
        </text:list-item>
      </text:list>
      <text:p text:style-name="P7"><draw:frame draw:style-name="fr5" draw:name="grafika16" text:anchor-type="paragraph" svg:x="11.762cm" svg:y="0.945cm" svg:width="0.587cm" svg:height="0.564cm" draw:z-index="9"><draw:image xlink:href="Pictures/100000000000002C00000024604B2D84.png" xlink:type="simple" xlink:show="embed" xlink:actuate="onLoad"/></draw:frame><draw:frame draw:style-name="fr5" draw:name="grafika15" text:anchor-type="paragraph" svg:x="14.515cm" svg:y="0.471cm" svg:width="0.483cm" svg:height="0.564cm" draw:z-index="8"><draw:image xlink:href="Pictures/100000000000002800000029D0F9CB91.png" xlink:type="simple" xlink:show="embed" xlink:actuate="onLoad"/></draw:frame>displays window where you can create your definitions of patterns that you want to use in item name. You need to enter your custom name in text field, choose value you want to assign to that custom name and press <text:s text:c="5"/>. New entry will appear inside the table view. If you want to remove it then mark entry/entries and press <text:s text:c="7"/>. If you want to change it then repeat the same steps as for creation. When you are ready then press Save button. The settings will be set. If you press Clear button then you will remove all entries from the table view. Now you probably want to know where you can use these entries? Please read the section with custom item name.</text:p>
      <text:p text:style-name="P7"><draw:frame draw:style-name="fr6" draw:name="grafika14" text:anchor-type="paragraph" svg:x="3.403cm" svg:y="0.314cm" svg:width="12.88cm" svg:height="7.377cm" draw:z-index="12"><draw:image xlink:href="Pictures/10000000000001C700000133C0F38AB0.png" xlink:type="simple" xlink:show="embed" xlink:actuate="onLoad"/></draw:frame></text:p>
      <text:list xml:id="list21273750" text:continue-numbering="true" text:style-name="Outline">
        <text:list-item>
          <text:list>
            <text:list-item>
              <text:h text:style-name="P26" text:outline-level="2"><text:bookmark-start text:name="__RefHeading__664_1883922"/>Help<text:bookmark-end text:name="__RefHeading__664_1883922"/></text:h>
            </text:list-item>
          </text:list>
        </text:list-item>
      </text:list>
      <text:p text:style-name="P5"><text:span text:style-name="T8">The second menu item is '</text:span>Help<text:span text:style-name="T8">'. I can imagine that you may have some problems with the application so here you have the place where you can find your answers.</text:span></text:p>
      <text:p text:style-name="P7"><draw:frame draw:style-name="fr3" draw:name="grafika3" text:anchor-type="paragraph" svg:width="4.366cm" svg:height="4.18cm" draw:z-index="19"><draw:image xlink:href="Pictures/10000000000000A50000009EA203FCF7.png" xlink:type="simple" xlink:show="embed" xlink:actuate="onLoad"/></draw:frame></text:p>
      <text:list xml:id="list21283124" text:continue-numbering="true" text:style-name="Outline">
        <text:list-item>
          <text:list>
            <text:list-item>
              <text:list>
                <text:list-item>
                  <text:h text:style-name="P28" text:outline-level="3"><text:bookmark-start text:name="__RefHeading__666_1883922"/>Read me<text:bookmark-end text:name="__RefHeading__666_1883922"/></text:h>
                </text:list-item>
              </text:list>
            </text:list-item>
          </text:list>
        </text:list-item>
      </text:list>
      <text:p text:style-name="P7">Takes you to the page on the Github, where you can find description of all parameters.</text:p>
      <text:list xml:id="list21262123" text:continue-numbering="true" text:style-name="Outline">
        <text:list-item>
          <text:list>
            <text:list-item>
              <text:list>
                <text:list-item>
                  <text:h text:style-name="P28" text:outline-level="3"><text:bookmark-start text:name="__RefHeading__668_1883922"/>UI description<text:bookmark-end text:name="__RefHeading__668_1883922"/></text:h>
                </text:list-item>
              </text:list>
            </text:list-item>
          </text:list>
        </text:list-item>
      </text:list>
      <text:p text:style-name="P7">Opens this document, if it is located in Gipter's home directory.</text:p>
      <text:list xml:id="list21252507" text:continue-numbering="true" text:style-name="Outline">
        <text:list-item>
          <text:list>
            <text:list-item>
              <text:list>
                <text:list-item>
                  <text:h text:style-name="P29" text:outline-level="3"><text:bookmark-start text:name="__RefHeading__670_1883922"/>Upgrade <text:bookmark-end text:name="__RefHeading__670_1883922"/></text:h>
                </text:list-item>
              </text:list>
            </text:list-item>
          </text:list>
        </text:list-item>
      </text:list>
      <text:p text:style-name="P7">This option is available when new version of the application is available. When you press it the automatic upgrade will start.</text:p>
      <text:list xml:id="list21276228" text:continue-numbering="true" text:style-name="Outline">
        <text:list-item>
          <text:list>
            <text:list-item>
              <text:list>
                <text:list-item>
                  <text:h text:style-name="P30" text:outline-level="3"><text:bookmark-start text:name="__RefHeading__550_753214735"/>Launch wizard<text:bookmark-end text:name="__RefHeading__550_753214735"/></text:h>
                </text:list-item>
              </text:list>
            </text:list-item>
          </text:list>
        </text:list-item>
      </text:list>
      <text:p text:style-name="P6">This option launches the wizard. So you can add your configuration straight from main window or by using wizard.</text:p>
      <text:list xml:id="list21283207" text:continue-numbering="true" text:style-name="Outline">
        <text:list-item>
          <text:list>
            <text:list-item>
              <text:h text:style-name="P25" text:outline-level="2"><text:bookmark-start text:name="__RefHeading__552_753214735"/><text:soft-page-break/>Checkbox on main window<text:bookmark-end text:name="__RefHeading__552_753214735"/></text:h>
            </text:list-item>
          </text:list>
        </text:list-item>
      </text:list>
      <text:p text:style-name="P13">There is one very useful checkbox in 'Time frame' section. </text:p>
      <text:p text:style-name="P13"><draw:frame draw:style-name="fr2" draw:name="grafika7" text:anchor-type="paragraph" svg:width="7.091cm" svg:height="3.969cm" draw:z-index="6"><draw:image xlink:href="Pictures/100000000000010C00000096A6BD34F9.png" xlink:type="simple" xlink:show="embed" xlink:actuate="onLoad"/></draw:frame>The last item upload date is the date taken from Toolkit. This date is the date of the last copyright item uploaded to Toolkit. This date is downloaded automatically on start-up and each refresh of main window. Of course this date will be downloaded if you properly set your Toolkit credentials. Why do you even want to use this option? If you have the last item upload date, then you can select the checkbox, save the configuration and execute new upload. Start date of the new upload will be the last item upload date. See below picture:</text:p>
      <text:p text:style-name="P13"><draw:frame draw:style-name="fr2" draw:name="grafika13" text:anchor-type="paragraph" svg:width="7.064cm" svg:height="3.889cm" draw:z-index="7"><draw:image xlink:href="Pictures/100000000000010B00000093EEE75532.png" xlink:type="simple" xlink:show="embed" xlink:actuate="onLoad"/></draw:frame>So if you do not use built-in jobs, but execute uploads manually, then this option allows you to generate the copyright items from your last upload until now. <text:s/></text:p>
      <text:list xml:id="list21281915" text:continue-numbering="true" text:style-name="Outline">
        <text:list-item>
          <text:h text:style-name="P22" text:outline-level="1"><text:bookmark-start text:name="__RefHeading__674_1883922"/>Buttons on main window<text:bookmark-end text:name="__RefHeading__674_1883922"/></text:h>
        </text:list-item>
      </text:list>
      <text:p text:style-name="P2">Here is a short description of the buttons.</text:p>
      <text:p text:style-name="P5">Add config –<text:span text:style-name="T8"> adds new configuration. You are allowed to add as many configurations as you want. To use that button you need to set configuration name first.</text:span></text:p>
      <text:p text:style-name="P5">Remove config<text:span text:style-name="T8">– removes selected configuration. When selected configuration is removed then next from the list is taken. If there is no configuration left then default values are displayed.</text:span></text:p>
      <text:p text:style-name="P2"><text:span text:style-name="T4">Save current configuration</text:span> – saving or overriding current settings under the given configuration name.</text:p>
      <text:p text:style-name="P2"><text:span text:style-name="T4">Execute</text:span> – executes diff generation and upload to toolkit for chosen configuration name.</text:p>
      <text:p text:style-name="P2"><text:span text:style-name="T4">All-in – </text:span><text:span text:style-name="T8">executes diff generation for all configurations</text:span><text:span text:style-name="T4">.</text:span> </text:p>
      <text:p text:style-name="P2"><text:span text:style-name="T4">Change – </text:span>for ‘<text:span text:style-name="T2">Project paths</text:span>’ allows you to pick up all projects, that you want to combine and use as copyright item. You can either replace previously chosen or add a new one. To do so Gipter will open new window to manage the projects:</text:p>
      <text:p text:style-name="P2"><draw:frame draw:style-name="fr6" draw:name="grafika2" text:anchor-type="paragraph" svg:x="3.159cm" svg:y="0.379cm" svg:width="13.543cm" svg:height="8.114cm" draw:z-index="0"><draw:image xlink:href="Pictures/10000000000002AF000001B5EB6FDC7F.png" xlink:type="simple" xlink:show="embed" xlink:actuate="onLoad"/></draw:frame><draw:frame draw:style-name="fr5" draw:name="graphics4" text:anchor-type="paragraph" svg:x="9.717cm" svg:y="8.768cm" svg:width="0.483cm" svg:height="0.564cm" draw:z-index="13"><draw:image xlink:href="Pictures/100000000000002800000029D0F9CB91.png" xlink:type="simple" xlink:show="embed" xlink:actuate="onLoad"/></draw:frame><draw:frame draw:style-name="fr5" draw:name="graphics3" text:anchor-type="paragraph" svg:x="19.078cm" svg:y="8.761cm" svg:width="0.587cm" svg:height="0.564cm" draw:z-index="14"><draw:image xlink:href="Pictures/100000000000002C00000024604B2D84.png" xlink:type="simple" xlink:show="embed" xlink:actuate="onLoad"/></draw:frame><text:soft-page-break/>Interface is simple. If you want to add new project then press <text:s text:c="5"/>, if you want to remove then select project(s) and press <text:s text:c="7"/>. If you want to Gipter find all your repositories because manual adding is too boring then use ‘<text:span text:style-name="T4">Search for projects</text:span>’ button and select parent folder with you projects. You can use this feature multiple times. It will add new projects to existing. To save changes you made just press button ‘<text:span text:style-name="T4">Save</text:span>’.</text:p>
      <text:p text:style-name="P2">If you set upload type as TOOKLIT_DOCS then different window with projects will be displayed. And why would you do that? Because Gipter produces diff from the documents that you created. So for the documents you need to specify different kind of projects. To be more specific you need to add Toolkit projects. Under these projects your documentation is kept. But don't you worry. If you set toolkit credentials at the main window of application, then Gipter will download your project automatically for you and display it in the table. You can always check if Gipter downloaded proper projects, by filling in two fields in the link '<text:span text:style-name="T5">Check</text:span>' and press that link. It should redirect you to toolkit. There is another link there 'Show my project' that will redirect you to the page with all projects that are available for you. That window contains also the description what to do :) </text:p>
      <text:p text:style-name="P2">The way to add and remove projects from the table is exactly the same as with the regular projects. </text:p>
      <text:p text:style-name="P2"><draw:frame draw:style-name="fr6" draw:name="grafika1" text:anchor-type="paragraph" svg:x="1.478cm" svg:y="0.208cm" svg:width="11.837cm" svg:height="13.591cm" draw:z-index="1"><draw:image xlink:href="Pictures/10000000000002220000025AF865DDF3.png" xlink:type="simple" xlink:show="embed" xlink:actuate="onLoad"/></draw:frame><text:soft-page-break/></text:p>
      <text:p text:style-name="P2"><text:span text:style-name="T4">Change – </text:span>for ‘<text:span text:style-name="T1">Item path</text:span>’ allows you to choose where to store your copyright items.</text:p>
      <text:p text:style-name="P2"><text:span text:style-name="T4">Exit</text:span> – terminates the program.</text:p>
      <text:p text:style-name="P2">You can also change the language to Polish.</text:p>
      <text:list xml:id="list21267511" text:continue-numbering="true" text:style-name="Outline">
        <text:list-item>
          <text:h text:style-name="P22" text:outline-level="1"><text:bookmark-start text:name="__RefHeading__676_1883922"/>Tray description<text:bookmark-end text:name="__RefHeading__676_1883922"/></text:h>
        </text:list-item>
      </text:list>
      <text:p text:style-name="P2">When you look at the tray you will see a new icon there like below:</text:p>
      <text:p text:style-name="P2"><draw:frame draw:style-name="fr2" draw:name="grafika5" text:anchor-type="paragraph" svg:width="8.573cm" svg:height="6.562cm" draw:z-index="5"><draw:image xlink:href="Pictures/1000000000000144000000F8FFA5D752.png" xlink:type="simple" xlink:show="embed" xlink:actuate="onLoad"/></draw:frame></text:p>
      <text:p text:style-name="P2">Yes, yes! It’s a chicken <text:span text:style-name="T6">😉</text:span> When you right-click that chicken then you will see the menu. Below is a short description of all available options.</text:p>
      <text:p text:style-name="P2"><text:soft-page-break/>If the program have been executed at least once, then <text:span text:style-name="T5">Last upload … - </text:span><text:span text:style-name="T8">shows when was the last upload of item and status of it (success or fail).</text:span></text:p>
      <text:p text:style-name="P7">Below options are visible all the time. </text:p>
      <text:p text:style-name="P2"><text:span text:style-name="T4">Show UI – </text:span>brings back the main window with application parameters.</text:p>
      <text:p text:style-name="P2"><text:span text:style-name="T4">Upload now based on configs </text:span><text:span text:style-name="T8">–</text:span><text:span text:style-name="T4"> </text:span>uploads copyright items for all configurations. This actions is equal to <text:span text:style-name="T5">All-in </text:span><text:span text:style-name="T8">button from the main view. </text:span></text:p>
      <text:p text:style-name="P5">Disable upgrade job<text:span text:style-name="T8"> – switching off the job responsible for checking if the new version of application has been released. When this functionality is disabled, it can be enabled from the same place.</text:span></text:p>
      <text:p text:style-name="P12"><text:span text:style-name="T4">Close –</text:span> terminates the program.</text:p>
      <text:p text:style-name="P12">When you create a job, then <text:span text:style-name="T5">Next upload … </text:span><text:span text:style-name="T8">- shows when will be next execution of the job, which means when next upload will be triggered.</text:span></text:p>
      <text:p text:style-name="P2"><text:span text:style-name="T4">Create job – </text:span>launches the window where you can setup the gipter-job and schedule it. Below is a screenshot with that window:</text:p>
      <text:p text:style-name="P2"><draw:frame draw:style-name="fr2" draw:name="grafika12" text:anchor-type="paragraph" svg:width="19.103cm" svg:height="8.945cm" draw:z-index="4"><draw:image xlink:href="Pictures/10000000000002D20000014A4FA049CF.png" xlink:type="simple" xlink:show="embed" xlink:actuate="onLoad"/></draw:frame>You can define gipter-job both ways: by clicking in predefined values or specifying CRON expression. CRON expression is well known but if you want to know more read <text:a xlink:type="simple" xlink:href="https://docs.oracle.com/cd/E12058_01/doc/doc.1014/e12030/cron_expressions.htm" text:style-name="Internet_20_link" text:visited-style-name="Visited_20_Internet_20_Link"><text:span text:style-name="T7">this</text:span></text:a>. If you need with building the CRON expression go <text:a xlink:type="simple" xlink:href="https://www.freeformatter.com/cron-expression-generator-quartz.html" text:style-name="Internet_20_link" text:visited-style-name="Visited_20_Internet_20_Link"><text:span text:style-name="T7">here</text:span></text:a>.</text:p>
      <text:p text:style-name="P2">If job was defined in the past, its details will be displayed in ‘Defined job’ section. Remember that when you define job you need to choose the configurations that will be used in that job. By default all configurations are chosen. There are two ways of deletion an existing job. One is simple cancelling by pressing button ‘Cancel job’. Job will be forgotten. The second is defining new job by pressing ‘Schedule’. The old one will be replaced by the new one.</text:p>
      <text:p text:style-name="P2">If from some reason the job was not executed (for instance your computer was not working), then once you run the application you will be asked what to do with missing job. You can execute it or not it's up to you.</text:p>
      <text:p text:style-name="P2">If you choose to the clicking way to define the job then:</text:p>
      <text:p text:style-name="P5">Configs<text:span text:style-name="T8"> – configuration to choose.</text:span></text:p>
      <text:p text:style-name="P2"><text:span text:style-name="T4">Exact time –</text:span> is an hour of the day when the job must be executed.</text:p>
      <text:p text:style-name="P2"><text:span text:style-name="T4">Day of the month –</text:span> the exact day of the month to execute the job.</text:p>
      <text:p text:style-name="P2"><text:span text:style-name="T4">Day of week </text:span>– the day of the week when to execute the job.</text:p>
      <text:p text:style-name="P2"><text:span text:style-name="T4">Start date –</text:span> when to schedule the job. At this date above job definition will start to be valid.</text:p>
      <text:p text:style-name="P2"><text:soft-page-break/>Radio buttons are self-explanatory (I think).</text:p>
      <text:p text:style-name="P2"><text:span text:style-name="T4">Schedule – </text:span>will create gipter-job and put it into quartz scheduler. Once the job is created you will the difference in the tray:</text:p>
      <text:p text:style-name="P2"><draw:frame draw:style-name="fr7" draw:name="5" text:anchor-type="as-char" svg:width="7.652cm" svg:height="4.364cm" draw:z-index="0"><draw:image xlink:href="Pictures/10000000000002110000012F9A2B3442.png" xlink:type="simple" xlink:show="embed" xlink:actuate="onLoad"/></draw:frame></text:p>
      <text:p text:style-name="P2">In the tray area now you will see the menu with gipter-job type and details. Also, you can <text:span text:style-name="T4">Cancel job </text:span>that job. If you do that this section will disappear from the tray.</text:p>
      <text:p text:style-name="P2">You might notice that there is one additional entry on the very top of the tray. This is the info when the last upload was executed end if it was success or failure. </text:p>
      <text:p text:style-name="P2">The important thing here is that this job will work only <text:span text:style-name="T4">when Gipter is working</text:span>. If you close the application, then the job will be killed. Furthermore if you run application again, then Gipter will reschedule killed job, so it could run again.</text:p>
      <text:list xml:id="list21260156" text:continue-numbering="true" text:style-name="Outline">
        <text:list-item>
          <text:h text:style-name="P22" text:outline-level="1"><text:bookmark-start text:name="__RefHeading__678_1883922"/>Custom item name<text:bookmark-end text:name="__RefHeading__678_1883922"/></text:h>
        </text:list-item>
      </text:list>
      <text:p text:style-name="P2">You can use the name settings when you are defining the file name prefix.</text:p>
      <text:p text:style-name="P2"><draw:frame draw:style-name="fr1" draw:name="grafika17" text:anchor-type="paragraph" svg:width="10.663cm" svg:height="1.931cm" draw:z-index="10"><draw:image xlink:href="Pictures/1000000000000193000000497EFDB05F.png" xlink:type="simple" xlink:show="embed" xlink:actuate="onLoad"/></draw:frame>When you use defined entries, then this entries will be replaced by the generated values. In above example <text:span text:style-name="T2">{cDate} </text:span><text:span text:style-name="T9">keeps value of CURRENT_DATE and </text:span><text:span text:style-name="T2">{cMonthName}</text:span><text:span text:style-name="T9"> keeps the value of CURRENT_MONTH_NAME. When you define file name prefix like that, your copyright item and the name of the file with your work will have the following name:</text:span></text:p>
      <text:p text:style-name="P8">Name generated: <text:span text:style-name="T5">2019-08-13-mu-AUGUST</text:span>.</text:p>
      <text:p text:style-name="P8">Above text field contains smart autocomplete so you will have no problem to use your patterns here.</text:p>
      <text:list xml:id="list21275374" text:continue-numbering="true" text:style-name="Outline">
        <text:list-item>
          <text:h text:style-name="P22" text:outline-level="1"><text:bookmark-start text:name="__RefHeading__680_1883922"/>Session cache<text:bookmark-end text:name="__RefHeading__680_1883922"/></text:h>
        </text:list-item>
      </text:list>
      <text:p text:style-name="P15"><text:span text:style-name="T13">There is one other functionality that is worth attention. Application has session cache available only on the main menu window. The scenario behind that is as follows. Whenever you want to change a bit existing configuration/s without saving it and execute that configuration/s the cache mechanism allows you that. You can change the configuration and do not save it, then switch between configurations and all your changes will be kept in the application cache. If you close the application without saving your changes first, then your changes will be lost, because the cache is terminated along with the application</text:span>.</text:p>
      <text:p text:style-name="P10">That’s it! Enjoy (I hope)! </text:p>
      <text:p text:style-name="P9"><draw:frame draw:style-name="fr2" draw:name="graphics8" text:anchor-type="paragraph" svg:width="3.431cm" svg:height="5.14cm" draw:z-index="18"><draw:image xlink:href="Pictures/1000000000000078000000BC7EDC6A4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ans-serif"/>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fo:hyphenation-ladder-count="no-limit" style:writing-mode="lr-tb"/>
      <style:text-properties style:use-window-font-color="true" style:font-name="Calibri" style:letter-kerning="true" style:font-name-asian="Noto Serif CJK SC" style:font-name-complex="Calibri2"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size-complex="13pt"/>
    </style:style>
    <style:style style:name="Header" style:family="paragraph" style:parent-style-name="Standard" style:class="extra">
      <style:paragraph-properties text:number-lines="false" text:line-number="0">
        <style:tab-stops>
          <style:tab-stop style:position="9.931cm" style:type="center"/>
          <style:tab-stop style:position="19.86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362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86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86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931cm" style:type="center"/>
          <style:tab-stop style:position="19.86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Heading_20_2_20_Char" style:display-name="Heading 2 Char" style:family="text" style:parent-style-name="Default_20_Paragraph_20_Font">
      <style:text-properties fo:color="#2f5496" style:font-name="Calibri Light" fo:font-size="13pt" style:font-size-asian="13pt" style:font-size-complex="13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88cm" fo:margin-left="1.32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0.57cm" fo:margin-bottom="0.57cm" fo:margin-left="0.57cm" fo:margin-right="0.57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text:page-number>/<text:page-count>12</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weł Gawędzki</meta:initial-creator>
    <dc:creator>Paweł Gawędzki</dc:creator>
    <meta:editing-cycles>59</meta:editing-cycles>
    <meta:creation-date>2019-03-10T20:27:00</meta:creation-date>
    <dc:date>2019-09-04T01:06:08.26</dc:date>
    <meta:editing-duration>PT5H11M8S</meta:editing-duration>
    <meta:generator>OpenOffice/4.1.6$Win32 OpenOffice.org_project/416m1$Build-9790</meta:generator>
    <meta:document-statistic meta:table-count="0" meta:image-count="27" meta:object-count="0" meta:page-count="12" meta:paragraph-count="121" meta:word-count="2188" meta:character-count="1243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